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page-layout style:name="M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line-style="solid" style:adjustment="left" style:distance-before-sep="0.101cm" style:distance-after-sep="0.101cm"/>
      </style:page-layout-properties>
      <style:header-style/>
      <style:footer-style/>
    </style:page-layout>
    <style:style style:name="highlight_list_paragraph_style" style:display-name="Text body" style:parent-style-name="Standard" style:class="text" style:family="paragraph">
      <style:paragraph-properties fo:line-height="115%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highlight_sc3" style:family="text">
      <style:text-properties fo:font-family="Consolas" fo:font-size="10.5pt" fo:color="#333333" fo:font-style="normal" fo:border="0pt none"/>
    </style:style>
    <style:style style:name="highlight_re1" style:family="text">
      <style:text-properties fo:color="#ff0000" fo:font-family="Consolas" fo:font-size="10.5pt" fo:font-style="normal" fo:border="0pt none"/>
    </style:style>
    <style:style style:name="highlight_re2" style:family="text">
      <style:text-properties fo:color="#993333" fo:font-family="Consolas" fo:font-size="10.5pt" fo:font-style="normal" fo:border="0pt none"/>
    </style:style>
    <style:style style:name="highlight_re0" style:family="text">
      <style:text-properties fo:color="#0000ff" fo:font-family="Consolas" fo:font-size="10.5pt" fo:font-style="normal" fo:border="0pt none"/>
    </style:style>
    <style:style style:name="highlight_st0" style:family="text">
      <style:text-properties fo:color="#ff0000" fo:font-family="Consolas" fo:font-size="10.5pt" fo:font-style="normal" fo:border="0pt none"/>
    </style:style>
    <style:style style:name="highlight_sc-1" style:family="text">
      <style:text-properties fo:color="#808080" fo:font-style="italic" fo:font-family="Consolas" fo:font-size="10.5pt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10_1" style:family="table-column">
      <style:table-column-properties style:column-width="481.89pt"/>
    </style:style>
  </office:automatic-styles>
  <office:body>
    <office:text>
      <text:user-field-decl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<text:bookmark text:name="iot:протокол_для_устройств"/><text:bookmark-start text:name="__RefHeading___общее_описание_1"/><text:bookmark-start text:name="общее_описание"/>Общее описание<text:bookmark-end text:name="__RefHeading___общее_описание_1"/><text:bookmark-end text:name="общее_описание"/></text:h>
      <text:p text:style-name="Text_20_body">Упрощенный протокол взаимодействия с устройством интернета вещей предназначен главным образом для организации взаимодействия с устройством со слабыми ресурсами с использованием любых каналов связи, способных передавать потоки данных (COM, TCP/IP и т. д.). Управляемое устройство может быть хабом, при этом оно объединяет за собой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локальный IoT сервер, к которому подключено устройство).</text:p>
      <text:h text:style-name="Heading_20_1" text:outline-level="1"><text:bookmark-start text:name="__RefHeading___описание_протокола_2"/><text:bookmark-start text:name="описание_протокола"/>Описание протокола<text:bookmark-end text:name="__RefHeading___описание_протокола_2"/><text:bookmark-end text:name="описание_протокола"/></text:h>
      <text:list text:style-name="List_20_1" text:continue-numbering="false">
        <text:list-item>
          <text:p text:style-name="List_20_1_Content_First"> Каждое Устройство имеет уникальный 128-битный идентификатор (Uuid).</text:p>
        </text:list-item>
        <text:list-item>
          <text:p text:style-name="List_20_1_Content"> Каждое Устройство может иметь идентификатор типа (Uuid), определяемый производителем.</text:p>
        </text:list-item>
        <text:list-item>
          <text:p text:style-name="List_20_1_Content"> Взаимодействие происходит путем двухстороннего обмена сообщениями. Каждое сообщение — строка байт, причем в протоколе в качестве разделителей и зарезервированных элементов используются строки символов в кодировке utf-8. Сообщения разделяются байтом с десятичным кодом 10 (символ перевода строки, «\n» в языке С).</text:p>
        </text:list-item>
        <text:list-item>
          <text:p text:style-name="List_20_1_Content"> Сообщения состоят из нескольких элементов, первый из которых называется заголовком, остальные аргументами. Элементы сообщения разделяются байтом с десятичным кодом 124 (символ «|»). Пример сообщения:<text:line-break/><text:span text:style-name="Strong_20_Emphasis">info|Argument 1|Argument 2|Argument 3\n</text:span></text:p>
        </text:list-item>
        <text:list-item>
          <text:p text:style-name="List_20_1_Content"> Для экранирования служебных символов в сообщении используется байт с десятичным кодом 92 (символ обратной косой черты «\»). Экранирование символов производится по следующим правилам:</text:p>
          <text:list text:style-name="List_20_1">
            <text:list-item>
              <text:p text:style-name="List_20_1_Content"> Символ «\» экранируется им же. В сообщении — «\\».</text:p>
            </text:list-item>
            <text:list-item>
              <text:p text:style-name="List_20_1_Content"> Символ «|» экранируется как «\|».</text:p>
            </text:list-item>
            <text:list-item>
              <text:p text:style-name="List_20_1_Content"> Символ перевода строки заменяется экранированной буквой «n» (десятичный код 110). В сообщении — «\n».</text:p>
            </text:list-item>
            <text:list-item>
              <text:p text:style-name="List_20_1_Content"> Символ с кодом 0 заменяется на экранированный «0» (десятичный код 48). В сообщении — «\0».</text:p>
            </text:list-item>
            <text:list-item>
              <text:p text:style-name="List_20_1_Content"> Произвольный байт данных может быть записан как \xHH, где HH — шестнадцатеричный код символа в нижнем или верхнем регистре. Пример — «\x2f». Если шестнадцатеричный код не распознан, символ игнорируется.</text:p>
            </text:list-item>
            <text:list-item>
              <text:p text:style-name="List_20_1_Content_Last"> Символ с кодом 0 служит для сигнализации о том, что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базовые_сообщения_3"/><text:bookmark-start text:name="базовые_сообщения"/>Базовые сообщения<text:bookmark-end text:name="__RefHeading___базовые_сообщения_3"/><text:bookmark-end text:name="базовые_сообщения"/></text:h>
      <text:list text:style-name="List_20_1" text:continue-numbering="false">
        <text:list-item>
          <text:p text:style-name="List_20_1_Content_First"> Информационное сообщение от Устройства. Заголовок — <text:span text:style-name="Strong_20_Emphasis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List_20_1_Content"> Запрос идентификации Устройства от Клиента. Заголовок — <text:span text:style-name="Strong_20_Emphasis">identify</text:span>. Аргументы отсутствуют. Устройство должно в течении 5 секунд вернуть ответное сообщение с заголовком <text:span text:style-name="Strong_20_Emphasis">deviceinfo</text:span> со следующими аргументами:</text:p>
          <text:list text:style-name="Numbering_20_1">
            <text:list-item>
              <text:p text:style-name="Numbering_20_1_Content"> уникальный идентификатор Устройства в виде текстового шестнадцатеричного представления UUID «{xxxxxxxx-xxxx-xxxx-xxxx-xxxxxxxxxxxx}» или «xxxxxxxxxxxxxxxxxxxxxxxxxxxxxxxx»</text:p>
            </text:list-item>
            <text:list-item>
              <text:p text:style-name="Numbering_20_1_Content"> человеко-читаемое название</text:p>
            </text:list-item>
            <text:list-item>
              <text:p text:style-name="Numbering_20_1_Content"> идентификатор класса Устройства (UUID), может отсутствовать</text:p>
            </text:list-item>
          </text:list>
        </text:list-item>
        <text:list-item>
          <text:p text:style-name="List_20_1_Content"> Запрос идентификации Устройства-хаба от Клиента. Заголовок — <text:span text:style-name="Strong_20_Emphasis">identify</text:span>. Аргументы отсутствуют. Устройство должно в течении 5 секунд вернуть ответное сообщение с заголовком <text:span text:style-name="Strong_20_Emphasis">deviceinfo</text:span> со следующими аргументами:</text:p>
          <text:list text:style-name="Numbering_20_1">
            <text:list-item>
              <text:p text:style-name="Numbering_20_1_Content"> специальный идентификатор <text:span text:style-name="Strong_20_Emphasis">#hub</text:span></text:p>
            </text:list-item>
            <text:list-item>
              <text:p text:style-name="Numbering_20_1_Content"> уникальный идентификатор Устройства в виде текстового шестнадцатеричного представления UUID «{xxxxxxxx-xxxx-xxxx-xxxx-xxxxxxxxxxxx}» или «xxxxxxxxxxxxxxxxxxxxxxxxxxxxxxxx»</text:p>
            </text:list-item>
            <text:list-item>
              <text:p text:style-name="Numbering_20_1_Content"> человеко-читаемое название</text:p>
            </text:list-item>
            <text:list-item>
              <text:p text:style-name="Numbering_20_1_Content"> идентификатор класса Устройства (UUID), может отсутствовать</text:p>
            </text:list-item>
          </text:list>
        </text:list-item>
        <text:list-item>
          <text:p text:style-name="List_20_1_Content"> Сообщение синхронизации от Клиента. Заголовок — <text:span text:style-name="Strong_20_Emphasis">sync</text:span>. Предназначено для проверки состояния канала связи с Устройством. В ответ на это сообщение Устройство должно в течении 5 секунд вернуть сообщение <text:span text:style-name="Strong_20_Emphasis">syncr</text:span></text:p>
        </text:list-item>
        <text:list-item>
          <text:p text:style-name="List_20_1_Content"> Команда от Клиента. Заголовок — <text:span text:style-name="Strong_20_Emphasis">call</text:span>. Первый аргумент — идентификатор вызова, второй — название команды (любое кроме зарезервированных, описанных в разделе Зарезервированные названия команд"). Остальные аргументы сообщения — аргументы команды. Устройство по окончании выполнения команды должно вернуть сообщение с заголовком <text:span text:style-name="Strong_20_Emphasis">ok</text:span> в случае успешного завершения или <text:span text:style-name="Strong_20_Emphasis">err</text:span> в случае неудачи, первый аргумент этих сообщений — идентификатор вызова, далее — возвращаемые значения (для сообщения <text:span text:style-name="Strong_20_Emphasis">ok</text:span>) или описание ошибки (для сообщения <text:span text:style-name="Strong_20_Emphasis">err</text:span>)</text:p>
        </text:list-item>
        <text:list-item>
          <text:p text:style-name="List_20_1_Content"> Измерение в текстовом виде от Устройства. Заголовок — <text:span text:style-name="Strong_20_Emphasis">meas</text:span>. Аргументы сообщения: название датчика и значение в текстовом виде, каждое число в отдельном аргументе сообщения (см. Форматы данных сенсоров)</text:p>
        </text:list-item>
        <text:list-item>
          <text:p text:style-name="List_20_1_Content"> Измерения в бинарном виде от Устройства. Заголовок — <text:span text:style-name="Strong_20_Emphasis">measb</text:span>. Аргументы сообщения: название датчика, далее значение в бинарном виде, все передаваемые числа (включая временную метку) упакованы в один аргумент сообщения без разделителей. Порядок байт — от младшего к старшему (см. Форматы данных сенсоров)</text:p>
        </text:list-item>
        <text:list-item>
          <text:p text:style-name="List_20_1_Content"> Пока не поддерживается <text:span text:style-name="del">Измерения в бинарном виде от Устройства, закодированные в base64. Заголовок — <text:span text:style-name="Strong_20_Emphasis">measb64</text:span>. Аргументы сообщения: название датчика, далее значение в текстовом виде, все передаваемые числа (включая временную метку) упакованы в один аргумент сообщения без разделителей, закодированный в base64.</text:span></text:p>
        </text:list-item>
        <text:list-item>
          <text:p text:style-name="List_20_1_Content"> Сообщение об изменении состояния от Устройства. Сообщение — <text:span text:style-name="Strong_20_Emphasis">statechanged</text:span>. Передается устройством, когда происходит изменение его состояния. Аргументы:</text:p>
          <text:list text:style-name="Numbering_20_1">
            <text:list-item>
              <text:p text:style-name="Numbering_20_1_Content"> название команды или «#» (см. раздел «Состояние устройства»)</text:p>
            </text:list-item>
            <text:list-item>
              <text:p text:style-name="Numbering_20_1_Content"> номер аргумента команды (начиная с 1) или название дополнительного параметра устройства</text:p>
            </text:list-item>
            <text:list-item>
              <text:p text:style-name="Numbering_20_1_Content"> новое значение</text:p>
            </text:list-item>
          </text:list>
        </text:list-item>
        <text:list-item>
          <text:p text:style-name="List_20_1_Content_Last"> Пока не поддерживается <text:span text:style-name="del">Широковещательный запрос на поиск устройства (для сетей ptp, поддерживающих широковещательные запросы, например, UDP запрос в локальной IP сети). Заголовок — <text:span text:style-name="Strong_20_Emphasis">find_device</text:span>. 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Text_20_body">Отправка сообщений устройству, находящемуся за Устройством-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<text:span text:style-name="Strong_20_Emphasis">#hub</text:span> и идентификатор целевого устройства в виде текстового шестнадцатеричного представления UUID <text:span text:style-name="Strong_20_Emphasis">xxxxxxxxxxxxxxxxxxxxxxxxxxxxxxxx</text:span>. Аналогичным образом приходят ответные сообщения: заголовок <text:span text:style-name="Strong_20_Emphasis">#hub</text:span>, идентификатор отправителя, дальше само сообщение. Для отправки сообщения всем устройствам за хабом используется идентификатор <text:span text:style-name="Strong_20_Emphasis">#broadcast</text:span>.</text:p>
      <text:p text:style-name="Text_20_body">Уведомления от хаба:</text:p>
      <text:list text:style-name="Numbering_20_1" text:continue-numbering="false">
        <text:list-item>
          <text:p text:style-name="Numbering_20_1_Content_First"> Появление устройства за хабом. Заголовок — <text:span text:style-name="Strong_20_Emphasis">device_identified</text:span> (после заголовка <text:span text:style-name="Strong_20_Emphasis">#hub</text:span> и идентификатора отправителя. Аргументы — название устройства и идентификатор типа (может отсутствовать). Пример:<text:line-break/><text:span text:style-name="Strong_20_Emphasis">#hub|xxxxxxxxxxxxxxxxxxxxxxxxxxxxxxxx|device_identified|test1|yyyyyyyyyyyyyyyyyyyyyyyyyyyyyyyy\n</text:span></text:p>
        </text:list-item>
        <text:list-item>
          <text:p text:style-name="Numbering_20_1_Content_Last"> Отключение устройства от хаба. Заголовок — device_lost. Пример:<text:line-break/><text:span text:style-name="Strong_20_Emphasis">#hub|xxxxxxxxxxxxxxxxxxxxxxxxxxxxxxxx|device_lost\n</text:span></text:p>
        </text:list-item>
      </text:list>
      <text:h text:style-name="Heading_20_1" text:outline-level="1"><text:bookmark-start text:name="__RefHeading___зарезервированные_названия_команд_4"/><text:bookmark-start text:name="зарезервированные_названия_команд"/>Зарезервированные названия команд<text:bookmark-end text:name="__RefHeading___зарезервированные_названия_команд_4"/><text:bookmark-end text:name="зарезервированные_названия_команд"/></text:h>
      <table:table table:style-name="Table">
        <table:table-column/>
        <table:table-column/>
        <table:table-column/>
        <table:table-row>
          <table:table-cell office:value-type="string" table:style-name="tableheader">
            <text:p text:style-name="Table_20_Heading"> Название </text:p>
          </table:table-cell>
          <table:table-cell office:value-type="string" table:style-name="tableheader">
            <text:p text:style-name="Table_20_Heading"> Параметры </text:p>
          </table:table-cell>
          <table:table-cell office:value-type="string" table:style-name="tableheader">
            <text:p text:style-name="Table_20_Heading"> Описание и возвращаемые значения </text:p>
          </table:table-cell>
        </table:table-row>
        <table:table-row>
          <table:table-cell office:value-type="string" table:style-name="tablecell">
            <text:p text:style-name="tablealignleft"><text:span text:style-name="Strong_20_Emphasis">#sensors</text:span></text:p>
          </table:table-cell>
          <table:table-cell office:value-type="string" table:style-name="tablecell">
            <text:p text:style-name="tablealignleft">отсутствуют</text:p>
          </table:table-cell>
          <table:table-cell office:value-type="string" table:style-name="tablecell">
            <text:p text:style-name="tablealignleft">Запрос списка датчиков. Возвращаемое значение — список датчиков (формат описан ниже в разделе Формат описания датчиков)</text:p>
          </table:table-cell>
        </table:table-row>
        <table:table-row>
          <table:table-cell office:value-type="string" table:style-name="tablecell">
            <text:p text:style-name="tablealignleft"><text:span text:style-name="Strong_20_Emphasis">#controls</text:span></text:p>
          </table:table-cell>
          <table:table-cell office:value-type="string" table:style-name="tablecell">
            <text:p text:style-name="tablealignleft">отсутствуют</text:p>
          </table:table-cell>
          <table:table-cell office:value-type="string" table:style-name="tablecell">
            <text:p text:style-name="tablealignleft">Запрос описания интерфейса управления. Возвращаемое значение — описание интерфейса управления (формат описан ниже в разделе Формат описания интерфейса)</text:p>
          </table:table-cell>
        </table:table-row>
        <table:table-row>
          <table:table-cell office:value-type="string" table:style-name="tablecell">
            <text:p text:style-name="tablealignleft"><text:span text:style-name="Strong_20_Emphasis">#state</text:span></text:p>
          </table:table-cell>
          <table:table-cell office:value-type="string" table:style-name="tablecell">
            <text:p text:style-name="tablealignleft">отсутствуют</text:p>
          </table:table-cell>
          <table:table-cell office:value-type="string" table:style-name="tablecell">
            <text:p text:style-name="tablealignleft">Запрос состояния устройства (см. раздел Состояние устройства)</text:p>
          </table:table-cell>
        </table:table-row>
        <table:table-row>
          <table:table-cell office:value-type="string" table:style-name="tablecell">
            <text:p text:style-name="tablealignleft"><text:span text:style-name="Strong_20_Emphasis">#setup</text:span></text:p>
          </table:table-cell>
          <table:table-cell office:value-type="string" table:style-name="tablecell">
            <text:p text:style-name="tablealignleft">1 — идентификатор устройства<text:line-break/>2 — имя устройства</text:p>
          </table:table-cell>
          <table:table-cell office:value-type="string" table:style-name="tablecell">
            <text:p text:style-name="tablealignleft">Установка идентификатора и имени устройства в энергонезависимую память (команда может игнорироваться, если идентификатор и имя задаются при производстве устройства или ранее этой же командой)</text:p>
          </table:table-cell>
        </table:table-row>
        <table:table-row>
          <table:table-cell office:value-type="string" table:style-name="tablecell">
            <text:p text:style-name="tablealignleft"><text:span text:style-name="Strong_20_Emphasis">#identify_hub</text:span></text:p>
          </table:table-cell>
          <table:table-cell office:value-type="string" table:style-name="tablecell">
            <text:p text:style-name="tablealignleft">отсутствуют</text:p>
          </table:table-cell>
          <table:table-cell office:value-type="string" table:style-name="tablecell">
            <text:p text:style-name="tablealignleft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«#».</text:p>
      <text:h text:style-name="Heading_20_1" text:outline-level="1"><text:bookmark-start text:name="__RefHeading___формат_описания_датчиков_5"/><text:bookmark-start text:name="формат_описания_датчиков"/>Формат описания датчиков<text:bookmark-end text:name="__RefHeading___формат_описания_датчиков_5"/><text:bookmark-end text:name="формат_описания_датчиков"/></text:h>
      <text:p text:style-name="Text_20_body">Описание датчиков представляет собой xml или json документ, которому соответствует список датчиков с атрибутами. Для каждого датчика указывается имя, отображаемое название, тип, единицы измерения (строка, например «оС», «м/с2» и т.д.)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Форматы данных датчиков. Описание датчиков передается между устройствами в xml или json формате, соответствующие схемы приложены в отдельных файлах sensors.xsd, sensors_simplified.xsd, sensors.json-schema, sensors_simplified.json-schema в репозитории проекта.</text:p>
      <text:p text:style-name="Text_20_body">Пример xml описания списка датчиков:</text:p>
      <table:table table:style-name="Table">
        <table:table-column table:style-name="odt_auto_style_table_column_2_1"/>
        <table:table-row>
          <table:table-cell office:value-type="string" table:style-name="PluginODTAutoStyle_TableCell_1">
            <text:p text:style-name="Preformatted_20_Text"><text:span text:style-name="highlight_sc3"><text:span text:style-name="highlight_re1">&lt;sensors<text:span text:style-name="highlight_re2">&gt;</text:span></text:span></text:span><text:line-break/><text:tab/><text:span text:style-name="highlight_sc3"><text:span text:style-name="highlight_re1">&lt;sensor</text:span> <text:span text:style-name="highlight_re0">name</text:span>=<text:span text:style-name="highlight_st0">"temperature"</text:span> <text:span text:style-name="highlight_re0">title</text:span>=<text:span text:style-name="highlight_st0">"Temperature in celsius from 1st and 2nd thermometers"</text:span> <text:span text:style-name="highlight_re0">type</text:span>=<text:span text:style-name="highlight_st0">"s_f32_d2"</text:span> <text:span text:style-name="highlight_re0">unit</text:span>=<text:span text:style-name="highlight_st0">"оС"</text:span><text:span text:style-name="highlight_re2">&gt;</text:span></text:span><text:line-break/><text:tab/><text:tab/><text:span text:style-name="highlight_sc3"><text:span text:style-name="highlight_re1">&lt;attributes</text:span> <text:span text:style-name="highlight_re0">min</text:span>=<text:span text:style-name="highlight_st0">"-50"</text:span> <text:span text:style-name="highlight_re0">max</text:span>=<text:span text:style-name="highlight_st0">"50"</text:span><text:span text:style-name="highlight_re2">/&gt;</text:span></text:span><text:line-break/><text:tab/><text:span text:style-name="highlight_sc3"><text:span text:style-name="highlight_re1">&lt;/sensor<text:span text:style-name="highlight_re2">&gt;</text:span></text:span></text:span><text:line-break/><text:tab/><text:span text:style-name="highlight_sc3"><text:span text:style-name="highlight_re1">&lt;sensor<text:span text:style-name="highlight_re2">&gt;</text:span></text:span></text:span><text:span text:style-name="highlight_sc-1">&lt;!--sensor definition--&gt;</text:span><text:span text:style-name="highlight_sc3"><text:span text:style-name="highlight_re1">&lt;/sensor<text:span text:style-name="highlight_re2">&gt;</text:span></text:span></text:span><text:line-break/><text:span text:style-name="highlight_sc3"><text:span text:style-name="highlight_re1">&lt;/sensors<text:span text:style-name="highlight_re2">&gt;</text:span></text:span></text:span></text:p>
          </table:table-cell>
        </table:table-row>
      </table:table>
      <text:p text:style-name="Text_20_body">Пример json описания списка датчиков:</text:p>
      <text:p text:style-name="Preformatted_20_Text">{"sensors" : [<text:line-break/><text:tab/>{<text:line-break/><text:tab/><text:tab/>"name" : "temperature",<text:line-break/><text:tab/><text:tab/>"title" : " Temperature in celsius",<text:line-break/><text:tab/><text:tab/>"type" : "s_f32",<text:line-break/><text:tab/><text:tab/>"unit" : "оС",<text:line-break/><text:tab/><text:tab/>"attributes" : <text:line-break/><text:tab/><text:tab/>{<text:line-break/><text:tab/><text:tab/><text:tab/>"min" : "-50",<text:line-break/><text:tab/><text:tab/><text:tab/>"max" : "50"<text:line-break/><text:tab/><text:tab/>}<text:line-break/><text:tab/>},<text:line-break/><text:tab/>{<text:line-break/><text:tab/><text:tab/>//sensor definition<text:line-break/><text:tab/>}<text:line-break/>]}</text:p>
      <text:h text:style-name="Heading_20_1" text:outline-level="1"><text:bookmark-start text:name="__RefHeading___форматы_данных_датчиков_6"/><text:bookmark-start text:name="форматы_данных_датчиков"/>Форматы данных датчиков<text:bookmark-end text:name="__RefHeading___форматы_данных_датчиков_6"/><text:bookmark-end text:name="форматы_данных_датчиков"/></text:h>
      <text:p text:style-name="Text_20_body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например — от момента включения устройства. Глобальное время — количество миллисекунд, прошедшее с 01.01.1970г. В бинарном виде временная метка — всегда 64-битное целое число со знаком. Использование глобального времени возможно при наличии на устройстве часов реального времени. Временная метка всегда передается в начале измерения.</text:p>
      <text:p text:style-name="Text_20_body">Строка формата датчика представляет собой набор ключей, разделенных символом «_». Ключ представляет собой набор символов, которые объединены в группы. Из каждой группы может присутствовать только один ключ.</text:p>
      <text:p text:style-name="Text_20_body">Ключи, описывающие тип чисел в измерениях</text:p>
      <table:table table:style-name="Table">
        <table:table-column/>
        <table:table-column/>
        <table:table-row>
          <table:table-cell office:value-type="string" table:style-name="tableheader">
            <text:p text:style-name="Table_20_Heading">Ключ</text:p>
          </table:table-cell>
          <table:table-cell office:value-type="string" table:style-name="tableheader">
            <text:p text:style-name="Table_20_Heading">Описание</text:p>
          </table:table-cell>
        </table:table-row>
        <table:table-row>
          <table:table-cell office:value-type="string" table:style-name="tablecell">
            <text:p text:style-name="tablealignleft">f32</text:p>
          </table:table-cell>
          <table:table-cell office:value-type="string" table:style-name="tablecell">
            <text:p text:style-name="tablealignleft">Вещественное число одинарной точности согласно стандарту IEEE 754. В языке C — тип float.</text:p>
          </table:table-cell>
        </table:table-row>
        <table:table-row>
          <table:table-cell office:value-type="string" table:style-name="tablecell">
            <text:p text:style-name="tablealignleft">f64</text:p>
          </table:table-cell>
          <table:table-cell office:value-type="string" table:style-name="tablecell">
            <text:p text:style-name="tablealignleft">Вещественное число двойной точности согласно стандарту IEEE 754. В языке C — тип double.</text:p>
          </table:table-cell>
        </table:table-row>
        <table:table-row>
          <table:table-cell office:value-type="string" table:style-name="tablecell">
            <text:p text:style-name="tablealignleft">s8</text:p>
          </table:table-cell>
          <table:table-cell office:value-type="string" table:style-name="tablecell">
            <text:p text:style-name="tablealignleft">Целое число со знаком размером 8 бит (1 байт). Значения от -128 до 128</text:p>
          </table:table-cell>
        </table:table-row>
        <table:table-row>
          <table:table-cell office:value-type="string" table:style-name="tablecell">
            <text:p text:style-name="tablealignleft">u8</text:p>
          </table:table-cell>
          <table:table-cell office:value-type="string" table:style-name="tablecell">
            <text:p text:style-name="tablealignleft">Целое число без знака размером 1 байт. Значения от 0 до 255</text:p>
          </table:table-cell>
        </table:table-row>
        <table:table-row>
          <table:table-cell office:value-type="string" table:style-name="tablecell">
            <text:p text:style-name="tablealignleft">s16</text:p>
          </table:table-cell>
          <table:table-cell office:value-type="string" table:style-name="tablecell">
            <text:p text:style-name="tablealignleft">Целое число со знаком размером 2 байта. Значения от -32768 до 32767</text:p>
          </table:table-cell>
        </table:table-row>
        <table:table-row>
          <table:table-cell office:value-type="string" table:style-name="tablecell">
            <text:p text:style-name="tablealignleft">u16</text:p>
          </table:table-cell>
          <table:table-cell office:value-type="string" table:style-name="tablecell">
            <text:p text:style-name="tablealignleft">Целое число без знака размером 2 байта. Значения от 0 до 65535</text:p>
          </table:table-cell>
        </table:table-row>
        <table:table-row>
          <table:table-cell office:value-type="string" table:style-name="tablecell">
            <text:p text:style-name="tablealignleft">s32</text:p>
          </table:table-cell>
          <table:table-cell office:value-type="string" table:style-name="tablecell">
            <text:p text:style-name="tablealignleft">Целое число со знаком размером 4 байта. Значения от -2147483648 до 2147483647</text:p>
          </table:table-cell>
        </table:table-row>
        <table:table-row>
          <table:table-cell office:value-type="string" table:style-name="tablecell">
            <text:p text:style-name="tablealignleft">u32</text:p>
          </table:table-cell>
          <table:table-cell office:value-type="string" table:style-name="tablecell">
            <text:p text:style-name="tablealignleft">Целое число без знака размером 4 байта. Значения от 0 до 4294967295</text:p>
          </table:table-cell>
        </table:table-row>
        <table:table-row>
          <table:table-cell office:value-type="string" table:style-name="tablecell">
            <text:p text:style-name="tablealignleft">s64</text:p>
          </table:table-cell>
          <table:table-cell office:value-type="string" table:style-name="tablecell">
            <text:p text:style-name="tablealignleft">Целое число со знаком размером 8 байт. Значения от -9223372036854775808 до 9223372 036854775807</text:p>
          </table:table-cell>
        </table:table-row>
        <table:table-row>
          <table:table-cell office:value-type="string" table:style-name="tablecell">
            <text:p text:style-name="tablealignleft">u64</text:p>
          </table:table-cell>
          <table:table-cell office:value-type="string" table:style-name="tablecell">
            <text:p text:style-name="tablealignleft">Целое число без знака размером 8 байт. Значения от 0 до 18446744073709551615</text:p>
          </table:table-cell>
        </table:table-row>
        <table:table-row>
          <table:table-cell office:value-type="string" table:style-name="tablecell">
            <text:p text:style-name="tablealignleft">txt</text:p>
          </table:table-cell>
          <table:table-cell office:value-type="string" table:style-name="tablecell">
            <text:p text:style-name="tablealignleft">Вместо чисел передается текст в кодировке UTF-8. Для этого типа не используются сообщения measb и measb64</text:p>
          </table:table-cell>
        </table:table-row>
      </table:table>
      <text:p text:style-name="Text_20_body">Ключ, описывающий размерность отсчета:</text:p>
      <table:table table:style-name="Table">
        <table:table-column/>
        <table:table-column/>
        <table:table-row>
          <table:table-cell office:value-type="string" table:style-name="tableheader">
            <text:p text:style-name="Table_20_Heading">Ключ</text:p>
          </table:table-cell>
          <table:table-cell office:value-type="string" table:style-name="tableheader">
            <text:p text:style-name="Table_20_Heading">Описание</text:p>
          </table:table-cell>
        </table:table-row>
        <table:table-row>
          <table:table-cell office:value-type="string" table:style-name="tablecell">
            <text:p text:style-name="tablealignleft">dXX</text:p>
          </table:table-cell>
          <table:table-cell office:value-type="string" table:style-name="tablecell">
            <text:p text:style-name="tablealignleft">XX — размерность отсчета, целое число &gt;=1. Например, d2, d3, d45. Если ключ не указан, размерность по-умолчанию — 1</text:p>
          </table:table-cell>
        </table:table-row>
      </table:table>
      <text:p text:style-name="Text_20_body">Ключи, описывающие количество значений в одном измерении:</text:p>
      <table:table table:style-name="Table">
        <table:table-column/>
        <table:table-column/>
        <table:table-row>
          <table:table-cell office:value-type="string" table:style-name="tableheader">
            <text:p text:style-name="Table_20_Heading">Ключ</text:p>
          </table:table-cell>
          <table:table-cell office:value-type="string" table:style-name="tableheader">
            <text:p text:style-name="Table_20_Heading">Описание</text:p>
          </table:table-cell>
        </table:table-row>
        <table:table-row>
          <table:table-cell office:value-type="string" table:style-name="tablecell">
            <text:p text:style-name="tablealignleft">sv</text:p>
          </table:table-cell>
          <table:table-cell office:value-type="string" table:style-name="tablecell"/>
        </table:table-row>
      </table:table>
      <text:p text:style-name="Text_20_body">Измерение представляет собой один многомерный отсчет с размерностью, указанной в описании датчика|</text:p>
      <table:table table:style-name="Table">
        <table:table-column/>
        <table:table-row>
          <table:table-cell office:value-type="string" table:style-name="tablecell">
            <text:p text:style-name="tablealignleft">pv</text:p>
          </table:table-cell>
        </table:table-row>
      </table:table>
      <text:p text:style-name="Text_20_body">Измерение представляет собой набор многомерных отсчетов с размерностью, указанной в описании датчика. Количество отсчетов в наборе 1 и более, может варьироваться в каждом измерении|</text:p>
      <text:p text:style-name="Text_20_body">Ключи, описывающие временную метку измерения:</text:p>
      <table:table table:style-name="Table">
        <table:table-column/>
        <table:table-column/>
        <table:table-row>
          <table:table-cell office:value-type="string" table:style-name="tableheader">
            <text:p text:style-name="Table_20_Heading">Ключ</text:p>
          </table:table-cell>
          <table:table-cell office:value-type="string" table:style-name="tableheader">
            <text:p text:style-name="Table_20_Heading">Описание</text:p>
          </table:table-cell>
        </table:table-row>
        <table:table-row>
          <table:table-cell office:value-type="string" table:style-name="tablecell">
            <text:p text:style-name="tablealignleft">lt</text:p>
          </table:table-cell>
          <table:table-cell office:value-type="string" table:style-name="tablecell">
            <text:p text:style-name="tablealignleft">Временная метка локального времени устройства. Может быть в любых единицах измерения (секунды, милли-, микро- или наносекунды, тики и т. д.)</text:p>
          </table:table-cell>
        </table:table-row>
        <table:table-row>
          <table:table-cell office:value-type="string" table:style-name="tablecell">
            <text:p text:style-name="tablealignleft">gt</text:p>
          </table:table-cell>
          <table:table-cell office:value-type="string" table:style-name="tablecell">
            <text:p text:style-name="tablealignleft">Временная метка глобального времени — количество миллисекунд, прошедшее с 01.01.1970г</text:p>
          </table:table-cell>
        </table:table-row>
        <table:table-row>
          <table:table-cell office:value-type="string" table:style-name="tablecell">
            <text:p text:style-name="tablealignleft">nt</text:p>
          </table:table-cell>
          <table:table-cell office:value-type="string" table:style-name="tablecell">
            <text:p text:style-name="tablealignleft">Временная метка отсутствует. Вариант по-умолчанию, если ни один из ключей не указан</text:p>
          </table:table-cell>
        </table:table-row>
      </table:table>
      <text:p text:style-name="Text_20_body">Примеры (название датчика — test):</text:p>
      <table:table table:style-name="Table">
        <table:table-column/>
        <table:table-column/>
        <table:table-row>
          <table:table-cell office:value-type="string" table:style-name="tableheader">
            <text:p text:style-name="Table_20_Heading">Формат</text:p>
          </table:table-cell>
          <table:table-cell office:value-type="string" table:style-name="tableheader">
            <text:p text:style-name="Table_20_Heading">Описание</text:p>
          </table:table-cell>
        </table:table-row>
        <table:table-row>
          <table:table-cell office:value-type="string" table:style-name="tablecell">
            <text:p text:style-name="tablealignleft">sv_f32_d3_gt</text:p>
          </table:table-cell>
          <table:table-cell office:value-type="string" table:style-name="tablecell">
            <text:p text:style-name="tablealignleft">Измерение — единичный трехмерный отсчет, состоящий из трех значений с плавающей точкой одинарной точности и метки глобального времени<text:line-break/>Пример:<text:line-break/>meas|test|1532516864977|12.0|16.3|67.9</text:p>
          </table:table-cell>
        </table:table-row>
        <table:table-row>
          <table:table-cell office:value-type="string" table:style-name="tablecell">
            <text:p text:style-name="tablealignleft">sv_u32</text:p>
          </table:table-cell>
          <table:table-cell office:value-type="string" table:style-name="tablecell">
            <text:p text:style-name="tablealignleft">Измерение — единичный одномерный отсчет, содержащий целое 32-битное число без знака<text:line-break/>Пример: meas|test|100500</text:p>
          </table:table-cell>
        </table:table-row>
        <table:table-row>
          <table:table-cell office:value-type="string" table:style-name="tablecell">
            <text:p text:style-name="tablealignleft">pv_d2_u8_lt</text:p>
          </table:table-cell>
          <table:table-cell office:value-type="string" table:style-name="tablecell">
            <text:p text:style-name="tablealignleft">Измерение — пакет, содержащий метку локального времени и набор двумерных отсчетов из 1-байтовых беззнаковых значений<text:line-break/>Пример:<text:line-break/>meas|test|123456|3|27|56|1<text:line-break/>meas|test|654321|67|12|252|22|56|12<text:line-break/>123456 и 654321 — метки локального времени, в первом примере пакет содержит 2 отсчета по два значения, во втором — 3 отсчета</text:p>
          </table:table-cell>
        </table:table-row>
      </table:table>
      <text:h text:style-name="Heading_20_1" text:outline-level="1"><text:bookmark-start text:name="__RefHeading___формат_описания_интерфейса_7"/><text:bookmark-start text:name="формат_описания_интерфейса"/>Формат описания интерфейса<text:bookmark-end text:name="__RefHeading___формат_описания_интерфейса_7"/><text:bookmark-end text:name="формат_описания_интерфейса"/></text:h>
      <text:p text:style-name="Text_20_body">Элементы управления устройством объединены в группы, содержащие сами элементы управления и дочерние группы. В группе может быть задано горизонтальное или вертикальное размещение элементов. Если не задано — по умолчанию по вертикали.</text:p>
      <text:p text:style-name="Text_20_body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Text_20_body">Если параметры для элемента управления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и кнопка только при необходимости, например, для поля ввода. Если параметры заданы, но присутствует атрибут «force_button» со значением «1»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 Если атрибут «force_button»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«button_text», он задает текст на кнопке.</text:p>
      <text:p text:style-name="Text_20_body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 в репозитории проекта.</text:p>
      <text:p text:style-name="Text_20_body">Пример xml описания интерфейса управления: </text:p>
      <table:table table:style-name="Table">
        <table:table-column table:style-name="odt_auto_style_table_column_9_1"/>
        <table:table-row>
          <table:table-cell office:value-type="string" table:style-name="PluginODTAutoStyle_TableCell_3">
            <text:p text:style-name="Preformatted_20_Text"><text:span text:style-name="highlight_sc3"><text:span text:style-name="highlight_re1">&lt;controls<text:span text:style-name="highlight_re2">&gt;</text:span></text:span></text:span><text:line-break/><text:tab/><text:span text:style-name="highlight_sc3"><text:span text:style-name="highlight_re1">&lt;group</text:span> <text:span text:style-name="highlight_re0">title</text:span>=<text:span text:style-name="highlight_st0">"$title"</text:span> <text:span text:style-name="highlight_re0">layout</text:span>=<text:span text:style-name="highlight_st0">"v|h"</text:span><text:span text:style-name="highlight_re2">&gt;</text:span></text:span><text:line-break/><text:tab/><text:tab/><text:span text:style-name="highlight_sc3"><text:span text:style-name="highlight_re1">&lt;group</text:span> <text:span text:style-name="highlight_re0">title</text:span>=<text:span text:style-name="highlight_st0">"$title"</text:span> <text:span text:style-name="highlight_re0">layout</text:span>=<text:span text:style-name="highlight_st0">"v|h"</text:span><text:span text:style-name="highlight_re2">&gt;</text:span></text:span><text:line-break/><text:tab/><text:tab/><text:tab/><text:span text:style-name="highlight_sc3"><text:span text:style-name="highlight_re1">&lt;control</text:span> <text:span text:style-name="highlight_re0">title</text:span>=<text:span text:style-name="highlight_st0">"$title"</text:span> <text:span text:style-name="highlight_re0">command</text:span>=<text:span text:style-name="highlight_st0">"$cmd"</text:span> <text:span text:style-name="highlight_re0">layout</text:span>=<text:span text:style-name="highlight_st0">"v|h"</text:span><text:span text:style-name="highlight_re2">&gt;</text:span></text:span><text:line-break/><text:tab/><text:tab/><text:tab/><text:tab/><text:span text:style-name="highlight_sc3"><text:span text:style-name="highlight_re1">&lt;param</text:span> <text:span text:style-name="highlight_re0">title</text:span>=<text:span text:style-name="highlight_st0">"$title"</text:span> <text:span text:style-name="highlight_re0">type</text:span>=<text:span text:style-name="highlight_st0">"$type"</text:span> <text:span text:style-name="highlight_re0">layout</text:span>=<text:span text:style-name="highlight_st0">"v|h"</text:span><text:span text:style-name="highlight_re2">&gt;</text:span></text:span><text:line-break/><text:tab/><text:tab/><text:tab/><text:tab/><text:tab/><text:span text:style-name="highlight_sc3"><text:span text:style-name="highlight_re1">&lt;attributes</text:span> <text:span text:style-name="highlight_re0">key1</text:span>=<text:span text:style-name="highlight_st0">"$value1"</text:span> <text:span text:style-name="highlight_re0">key2</text:span>=<text:span text:style-name="highlight_st0">"$value2"</text:span><text:span text:style-name="highlight_re2">/&gt;</text:span></text:span><text:line-break/><text:tab/><text:tab/><text:tab/><text:tab/><text:span text:style-name="highlight_sc3"><text:span text:style-name="highlight_re1">&lt;/param<text:span text:style-name="highlight_re2">&gt;</text:span></text:span></text:span><text:line-break/><text:tab/><text:tab/><text:tab/><text:tab/><text:span text:style-name="highlight_sc3"><text:span text:style-name="highlight_re1">&lt;param<text:span text:style-name="highlight_re2">&gt;</text:span></text:span></text:span><text:span text:style-name="highlight_sc-1">&lt;!--param definition--&gt;</text:span><text:span text:style-name="highlight_sc3"><text:span text:style-name="highlight_re1">&lt;/param<text:span text:style-name="highlight_re2">&gt;</text:span></text:span></text:span><text:line-break/><text:tab/><text:tab/><text:tab/><text:span text:style-name="highlight_sc3"><text:span text:style-name="highlight_re1">&lt;/control<text:span text:style-name="highlight_re2">&gt;</text:span></text:span></text:span><text:line-break/><text:tab/><text:tab/><text:tab/><text:span text:style-name="highlight_sc3"><text:span text:style-name="highlight_re1">&lt;control</text:span> <text:span text:style-name="highlight_re0">title</text:span>=<text:span text:style-name="highlight_st0">"$title"</text:span> <text:span text:style-name="highlight_re0">command</text:span>=<text:span text:style-name="highlight_st0">"$cmd"</text:span> <text:span text:style-name="highlight_re0">layout</text:span>=<text:span text:style-name="highlight_st0">"v|h"</text:span> <text:span text:style-name="highlight_re0">force_button</text:span>=<text:span text:style-name="highlight_st0">"1"</text:span> <text:span text:style-name="highlight_re0">button_text</text:span>=<text:span text:style-name="highlight_st0">"Some text"</text:span><text:span text:style-name="highlight_re2">&gt;</text:span></text:span><text:line-break/><text:tab/><text:tab/><text:tab/><text:tab/><text:span text:style-name="highlight_sc-1">&lt;!-- control definition--&gt;</text:span><text:line-break/><text:tab/><text:tab/><text:tab/><text:span text:style-name="highlight_sc3"><text:span text:style-name="highlight_re1">&lt;/control<text:span text:style-name="highlight_re2">&gt;</text:span></text:span></text:span><text:line-break/><text:tab/><text:tab/><text:span text:style-name="highlight_sc3"><text:span text:style-name="highlight_re1">&lt;/group<text:span text:style-name="highlight_re2">&gt;</text:span></text:span></text:span><text:line-break/><text:tab/><text:tab/><text:span text:style-name="highlight_sc3"><text:span text:style-name="highlight_re1">&lt;control<text:span text:style-name="highlight_re2">&gt;</text:span></text:span></text:span><text:span text:style-name="highlight_sc-1">&lt;!--command definition--&gt;</text:span><text:span text:style-name="highlight_sc3"><text:span text:style-name="highlight_re1">&lt;/control<text:span text:style-name="highlight_re2">&gt;</text:span></text:span></text:span><text:line-break/><text:tab/><text:tab/><text:span text:style-name="highlight_sc3"><text:span text:style-name="highlight_re1">&lt;group<text:span text:style-name="highlight_re2">&gt;</text:span></text:span></text:span><text:span text:style-name="highlight_sc-1">&lt;!--group definition--&gt;</text:span><text:span text:style-name="highlight_sc3"><text:span text:style-name="highlight_re1">&lt;/group<text:span text:style-name="highlight_re2">&gt;</text:span></text:span></text:span><text:line-break/><text:tab/><text:span text:style-name="highlight_sc3"><text:span text:style-name="highlight_re1">&lt;/group<text:span text:style-name="highlight_re2">&gt;</text:span></text:span></text:span><text:line-break/><text:span text:style-name="highlight_sc3"><text:span text:style-name="highlight_re1">&lt;/controls<text:span text:style-name="highlight_re2">&gt;</text:span></text:span></text:span></text:p>
          </table:table-cell>
        </table:table-row>
      </table:table>
      <text:p text:style-name="Text_20_body">Пример json описания интерфейса управления: </text:p>
      <table:table table:style-name="Table">
        <table:table-column table:style-name="odt_auto_style_table_column_10_1"/>
        <table:table-row>
          <table:table-cell office:value-type="string" table:style-name="PluginODTAutoStyle_TableCell_5">
            <text:p text:style-name="Preformatted_20_Text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button_text": "Some text",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layout" : "v|h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text:line-break/><text:tab/>]<text:line-break/>}}</text:p>
          </table:table-cell>
        </table:table-row>
      </table:table>
      <text:h text:style-name="Heading_20_2" text:outline-level="2"><text:bookmark-start text:name="__RefHeading___типы_параметров_команд_и_возможные_ограничения_8"/><text:bookmark-start text:name="типы_параметров_команд_и_возможные_ограничения"/>Типы параметров команд и возможные ограничения<text:bookmark-end text:name="__RefHeading___типы_параметров_команд_и_возможные_ограничения_8"/><text:bookmark-end text:name="типы_параметров_команд_и_возможные_ограничения"/></text:h>
      <text:p text:style-name="Text_20_body">Каждому типу параметра команды соответствует некоторый стандартный элемент управления, который генерируется в случае, когда пользователь запрашивает интерфейс управления устройством из графического приожения.</text:p>
      <table:table table:style-name="Table">
        <table:table-column/>
        <table:table-column/>
        <table:table-column/>
        <table:table-row>
          <table:table-cell office:value-type="string" table:style-name="tableheader">
            <text:p text:style-name="Table_20_Heading">Тип параметра</text:p>
          </table:table-cell>
          <table:table-cell office:value-type="string" table:style-name="tableheader">
            <text:p text:style-name="Table_20_Heading">Возможные ограничения</text:p>
          </table:table-cell>
          <table:table-cell office:value-type="string" table:style-name="tableheader">
            <text:p text:style-name="Table_20_Heading">Элемент UI</text:p>
          </table:table-cell>
        </table:table-row>
        <table:table-row>
          <table:table-cell office:value-type="string" table:style-name="tablecell">
            <text:p text:style-name="tablealignleft"><text:span text:style-name="Strong_20_Emphasis">checkbox</text:span></text:p>
          </table:table-cell>
          <table:table-cell office:value-type="string" table:style-name="tablecell">
            <text:p text:style-name="tablealignleft"><text:span text:style-name="Strong_20_Emphasis"><text:span text:style-name="Emphasis">onValue</text:span></text:span> — значение, передаваемое, когда чекбокс включен (по умолчанию «1»)<text:line-break/>offValue — значение, передаваемое, когда чекбокс выключен (по умолчанию «0»)</text:p>
          </table:table-cell>
          <table:table-cell office:value-type="string" table:style-name="tablecell">
            <text:p text:style-name="tablealignleft">Чекбокс, кпопка с фиксацией в нажатом состоянии</text:p>
          </table:table-cell>
        </table:table-row>
        <table:table-row>
          <table:table-cell office:value-type="string" table:style-name="tablecell">
            <text:p text:style-name="tablealignleft"><text:span text:style-name="Strong_20_Emphasis">text_edit</text:span></text:p>
          </table:table-cell>
          <table:table-cell office:value-type="string" table:style-name="tablecell">
            <text:p text:style-name="tablealignleft"><text:span text:style-name="Strong_20_Emphasis"><text:span text:style-name="Emphasis">placeholder</text:span></text:span> — текст, отображаемый, если поле пустое</text:p>
          </table:table-cell>
          <table:table-cell office:value-type="string" table:style-name="tablecell">
            <text:p text:style-name="tablealignleft">Поле ввода</text:p>
          </table:table-cell>
        </table:table-row>
        <table:table-row>
          <table:table-cell office:value-type="string" table:style-name="tablecell">
            <text:p text:style-name="tablealignleft"><text:span text:style-name="Strong_20_Emphasis">select</text:span></text:p>
          </table:table-cell>
          <table:table-cell office:value-type="string" table:style-name="tablecell">
            <text:p text:style-name="tablealignleft"><text:span text:style-name="Strong_20_Emphasis"><text:span text:style-name="Emphasis">values</text:span></text:span> — список значений, разделенных символом "|" (если отсутствует, всегда отправляется «0»)<text:line-break/><text:span text:style-name="Strong_20_Emphasis"><text:span text:style-name="Emphasis">titles</text:span></text:span> — список отображаемых названий для значений, разделенных символом "|"</text:p>
          </table:table-cell>
          <table:table-cell office:value-type="string" table:style-name="tablecell">
            <text:p text:style-name="tablealignleft">Выпадающий список</text:p>
          </table:table-cell>
        </table:table-row>
        <table:table-row>
          <table:table-cell office:value-type="string" table:style-name="tablecell">
            <text:p text:style-name="tablealignleft"><text:span text:style-name="Strong_20_Emphasis">slider</text:span></text:p>
          </table:table-cell>
          <table:table-cell office:value-type="string" table:style-name="tablecell">
            <text:p text:style-name="tablealignleft"><text:span text:style-name="Strong_20_Emphasis"><text:span text:style-name="Emphasis">min</text:span></text:span> — минимальное значение (по умолчанию 0)<text:line-break/><text:span text:style-name="Strong_20_Emphasis"><text:span text:style-name="Emphasis">max</text:span></text:span> — минимальное значение (по умолчанию 1023)<text:line-break/><text:span text:style-name="Strong_20_Emphasis"><text:span text:style-name="Emphasis">step</text:span></text:span> — величина шаг (по умолчанию 1)<text:line-break/><text:span text:style-name="Strong_20_Emphasis"><text:span text:style-name="Emphasis">layout</text:span></text:span> — вид слайдера («h» — горизонтальный, «v» - вертикальный)</text:p>
          </table:table-cell>
          <table:table-cell office:value-type="string" table:style-name="tablecell">
            <text:p text:style-name="tablealignleft">Слайдер</text:p>
          </table:table-cell>
        </table:table-row>
        <table:table-row>
          <table:table-cell office:value-type="string" table:style-name="tablecell">
            <text:p text:style-name="tablealignleft"><text:span text:style-name="Strong_20_Emphasis">dial</text:span></text:p>
          </table:table-cell>
          <table:table-cell office:value-type="string" table:style-name="tablecell">
            <text:p text:style-name="tablealignleft"><text:span text:style-name="Strong_20_Emphasis"><text:span text:style-name="Emphasis">min</text:span></text:span> — минимальное значение (по умолчанию 0)<text:line-break/><text:span text:style-name="Strong_20_Emphasis"><text:span text:style-name="Emphasis">max</text:span></text:span> — минимальное значение (по умолчанию 1023)<text:line-break/><text:span text:style-name="Strong_20_Emphasis"><text:span text:style-name="Emphasis">step</text:span></text:span> — величина шаг (по умолчанию 1)</text:p>
          </table:table-cell>
          <table:table-cell office:value-type="string" table:style-name="tablecell">
            <text:p text:style-name="tablealignleft">«Крутилка»</text:p>
          </table:table-cell>
        </table:table-row>
        <table:table-row>
          <table:table-cell office:value-type="string" table:style-name="tablecell">
            <text:p text:style-name="tablealignleft"><text:span text:style-name="Strong_20_Emphasis">radio</text:span></text:p>
          </table:table-cell>
          <table:table-cell office:value-type="string" table:style-name="tablecell">
            <text:p text:style-name="tablealignleft"><text:span text:style-name="Strong_20_Emphasis"><text:span text:style-name="Emphasis">values</text:span></text:span> — список значений, разделенных символом "|" (если отсутствует, всегда отправляется «0»)<text:line-break/><text:span text:style-name="Strong_20_Emphasis"><text:span text:style-name="Emphasis">titles</text:span></text:span> — список отображаемых названий для значений, разделенных символом "|"</text:p>
          </table:table-cell>
          <table:table-cell office:value-type="string" table:style-name="tablecell">
            <text:p text:style-name="tablealignleft">Группа радиокнопок, из которых одна нажата</text:p>
          </table:table-cell>
        </table:table-row>
        <table:table-row>
          <table:table-cell office:value-type="string" table:style-name="tablecell">
            <text:p text:style-name="tablealignleft"><text:span text:style-name="Strong_20_Emphasis">hidden</text:span></text:p>
          </table:table-cell>
          <table:table-cell office:value-type="string" table:style-name="tablecell">
            <text:p text:style-name="tablealignleft"><text:span text:style-name="Strong_20_Emphasis"><text:span text:style-name="Emphasis">value</text:span></text:span> — отправляемое значение («0», если отсутствует)</text:p>
          </table:table-cell>
          <table:table-cell office:value-type="string" table:style-name="tablecell">
            <text:p text:style-name="tablealignleft">Не отображается в интерфейсе</text:p>
          </table:table-cell>
        </table:table-row>
      </table:table>
      <text:h text:style-name="Heading_20_1" text:outline-level="1"><text:bookmark-start text:name="__RefHeading___состояние_устройства_9"/><text:bookmark-start text:name="состояние_устройства"/>Состояние устройства<text:bookmark-end text:name="__RefHeading___состояние_устройства_9"/><text:bookmark-end text:name="состояние_устройства"/></text:h>
      <text:p text:style-name="Text_20_body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<text:span text:style-name="Strong_20_Emphasis">statechanged</text:span>. Аргументы сообщения сгруппированы по 3. Первым аргументом в группе идет команда, параметр которой изменился, или #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0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<text:span text:style-name="Strong_20_Emphasis">#state</text:span> возвращается все состояние устройства в одном сообщении с заголовком <text:span text:style-name="Strong_20_Emphasis">ok</text:span> и аргументами, сгруппированными по 3 по аналогии с сообщением <text:span text:style-name="Strong_20_Emphasis">statechanged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StarSymbol" svg:font-family="StarSymbol"/>
    <style:font-face style:name="Bitstream Vera Sans Mono" svg:font-family="'Bitstream Vera Sans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widows="2" fo:orphans="2" style:tab-stop-distance="1.251cm" fo:hyphenation-ladder-count="no-limit" style:text-autospace="ideograph-alpha" style:punctuation-wrap="hanging" style:line-break="strict" style:writing-mode="page"/>
      <style:text-properties fo:font-size="12pt" style:font-size-asian="10.5pt" style:font-size-complex="12pt" fo:language="ru" style:language-asian="zh" style:language-complex="hi" fo:country="RU" style:country-asian="CN" style:country-complex="IN" style:use-window-font-color="true" style:font-name="Liberation Serif" style:font-name-asian="Unifont" style:font-name-complex="Unifont" style:letter-kerning="tru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line-height="115%" fo:margin-top="0cm" fo:margin-bottom="0.247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Liberation Sans'" style:font-family-asian="Unifont" style:font-family-complex="Unifont" style:font-name="Liberation Sans" style:font-name-asian="Unifont" style:font-name-complex="Unifont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      <style:text-properties style:font-size-asian="12pt"/>
    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  <style:text-properties style:font-size-asian="12pt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page-layout style:name="M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line-style="solid" style:adjustment="left" style:distance-before-sep="0.101cm" style:distance-after-sep="0.101cm"/>
      </style:page-layout-properties>
      <style:header-style/>
      <style:footer-style/>
    </style:page-layout>
    <style:style style:name="highlight_list_paragraph_style" style:display-name="Text body" style:parent-style-name="Standard" style:class="text" style:family="paragraph">
      <style:paragraph-properties fo:line-height="115%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highlight_sc3" style:family="text">
      <style:text-properties fo:font-family="Consolas" fo:font-size="10.5pt" fo:color="#333333" fo:font-style="normal" fo:border="0pt none"/>
    </style:style>
    <style:style style:name="highlight_re1" style:family="text">
      <style:text-properties fo:color="#ff0000" fo:font-family="Consolas" fo:font-size="10.5pt" fo:font-style="normal" fo:border="0pt none"/>
    </style:style>
    <style:style style:name="highlight_re2" style:family="text">
      <style:text-properties fo:color="#993333" fo:font-family="Consolas" fo:font-size="10.5pt" fo:font-style="normal" fo:border="0pt none"/>
    </style:style>
    <style:style style:name="highlight_re0" style:family="text">
      <style:text-properties fo:color="#0000ff" fo:font-family="Consolas" fo:font-size="10.5pt" fo:font-style="normal" fo:border="0pt none"/>
    </style:style>
    <style:style style:name="highlight_st0" style:family="text">
      <style:text-properties fo:color="#ff0000" fo:font-family="Consolas" fo:font-size="10.5pt" fo:font-style="normal" fo:border="0pt none"/>
    </style:style>
    <style:style style:name="highlight_sc-1" style:family="text">
      <style:text-properties fo:color="#808080" fo:font-style="italic" fo:font-family="Consolas" fo:font-size="10.5pt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10_1" style:family="table-column">
      <style:table-column-properties style:column-width="481.89pt"/>
    </style:style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8-04-22c "Greebo"</meta:generator>
    <meta:initial-creator>Generated</meta:initial-creator>
    <meta:creation-date>1970-01-01T00::00:00</meta:creation-date>
    <dc:creator>Generated</dc:creator>
    <dc:date>1970-01-01T00::00:00</dc:date>
    <dc:language>en-US</dc:language>
    <meta:editing-cycles>1</meta:editing-cycles>
    <meta:editing-duration>PT0S</meta:editing-duration>
    <dc:title>iot:протокол_для_устройств</dc:title>
  </office:meta>
</office:document-meta>
</file>